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7.43mm" svg:height="8.24mm" svg:x="350.51mm" svg:y="124.04mm">
            <loext:p draw:notify-on-update-of-ranges="Лист1.B4:Лист1.B17 Лист1.C4:Лист1.C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Период колебаний при dL = 0: 10, 8534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, C</text:p>
          </table:table-cell>
          <table:table-cell office:value-type="string" calcext:value-type="string">
            <text:p>T, мкс</text:p>
          </table:table-cell>
          <table:table-cell office:value-type="string" calcext:value-type="string">
            <text:p>1/(T^2 — T0^2)</text:p>
          </table:table-cell>
          <table:table-cell/>
          <table:table-cell office:value-type="string" calcext:value-type="string">
            <text:p>погр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776" calcext:value-type="float">
            <text:p>10,776</text:p>
          </table:table-cell>
          <table:table-cell table:formula="of:=1/([.B4]*[.B4] - 9.045*9.045)*1000" office:value-type="float" office:value="29.1458932955439" calcext:value-type="float">
            <text:p>29,1458932955</text:p>
          </table:table-cell>
          <table:table-cell/>
          <table:table-cell table:formula="of:=0.002*[.B4]*[.C4]*[.C4]/1000" office:value-type="float" office:value="0.0183080596848893" calcext:value-type="float">
            <text:p>0,01830805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677" calcext:value-type="float">
            <text:p>10,677</text:p>
          </table:table-cell>
          <table:table-cell table:formula="of:=1/([.B5]*[.B5] - 9.045*9.045)*1000" office:value-type="float" office:value="31.0691156089248" calcext:value-type="float">
            <text:p>31,0691156089</text:p>
          </table:table-cell>
          <table:table-cell/>
          <table:table-cell table:formula="of:=0.002*[.B5]*[.C5]*[.C5]/1000" office:value-type="float" office:value="0.0206128014795666" calcext:value-type="float">
            <text:p>0,02061280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491" calcext:value-type="float">
            <text:p>10,491</text:p>
          </table:table-cell>
          <table:table-cell table:formula="of:=1/([.B6]*[.B6] - 9.045*9.045)*1000" office:value-type="float" office:value="35.399412992774" calcext:value-type="float">
            <text:p>35,3994129928</text:p>
          </table:table-cell>
          <table:table-cell/>
          <table:table-cell table:formula="of:=0.002*[.B6]*[.C6]*[.C6]/1000" office:value-type="float" office:value="0.0262929311129683" calcext:value-type="float">
            <text:p>0,0262929311</text:p>
          </table:table-cell>
        </table:table-row>
        <table:table-row table:style-name="ro1">
          <table:table-cell table:formula="of:=[.A6]+2" office:value-type="float" office:value="20" calcext:value-type="float">
            <text:p>20</text:p>
          </table:table-cell>
          <table:table-cell office:value-type="float" office:value="10.191" calcext:value-type="float">
            <text:p>10,191</text:p>
          </table:table-cell>
          <table:table-cell table:formula="of:=1/([.B7]*[.B7] - 9.045*9.045)*1000" office:value-type="float" office:value="45.3628794468777" calcext:value-type="float">
            <text:p>45,3628794469</text:p>
          </table:table-cell>
          <table:table-cell/>
          <table:table-cell table:formula="of:=0.002*[.B7]*[.C7]*[.C7]/1000" office:value-type="float" office:value="0.0419418927319531" calcext:value-type="float">
            <text:p>0,0419418927</text:p>
          </table:table-cell>
        </table:table-row>
        <table:table-row table:style-name="ro1">
          <table:table-cell table:formula="of:=[.A7]+2" office:value-type="float" office:value="22" calcext:value-type="float">
            <text:p>22</text:p>
          </table:table-cell>
          <table:table-cell office:value-type="float" office:value="9.787" calcext:value-type="float">
            <text:p>9,787</text:p>
          </table:table-cell>
          <table:table-cell table:formula="of:=1/([.B8]*[.B8] - 9.045*9.045)*1000" office:value-type="float" office:value="71.5648308665413" calcext:value-type="float">
            <text:p>71,5648308665</text:p>
          </table:table-cell>
          <table:table-cell/>
          <table:table-cell table:formula="of:=0.002*[.B8]*[.C8]*[.C8]/1000" office:value-type="float" office:value="0.10024873068191" calcext:value-type="float">
            <text:p>0,1002487307</text:p>
          </table:table-cell>
        </table:table-row>
        <table:table-row table:style-name="ro1">
          <table:table-cell table:formula="of:=[.A8]+2" office:value-type="float" office:value="24" calcext:value-type="float">
            <text:p>24</text:p>
          </table:table-cell>
          <table:table-cell office:value-type="float" office:value="9.53" calcext:value-type="float">
            <text:p>9,53</text:p>
          </table:table-cell>
          <table:table-cell table:formula="of:=1/([.B9]*[.B9] - 9.045*9.045)*1000" office:value-type="float" office:value="111.001651149561" calcext:value-type="float">
            <text:p>111,0016511496</text:p>
          </table:table-cell>
          <table:table-cell/>
          <table:table-cell table:formula="of:=0.002*[.B9]*[.C9]*[.C9]/1000" office:value-type="float" office:value="0.234845246594124" calcext:value-type="float">
            <text:p>0,2348452466</text:p>
          </table:table-cell>
        </table:table-row>
        <table:table-row table:style-name="ro1">
          <table:table-cell table:formula="of:=[.A9]+2" office:value-type="float" office:value="26" calcext:value-type="float">
            <text:p>26</text:p>
          </table:table-cell>
          <table:table-cell office:value-type="float" office:value="9.393" calcext:value-type="float">
            <text:p>9,393</text:p>
          </table:table-cell>
          <table:table-cell table:formula="of:=1/([.B10]*[.B10] - 9.045*9.045)*1000" office:value-type="float" office:value="155.850049809676" calcext:value-type="float">
            <text:p>155,8500498097</text:p>
          </table:table-cell>
          <table:table-cell/>
          <table:table-cell table:formula="of:=0.002*[.B10]*[.C10]*[.C10]/1000" office:value-type="float" office:value="0.456297625550395" calcext:value-type="float">
            <text:p>0,4562976256</text:p>
          </table:table-cell>
        </table:table-row>
        <table:table-row table:style-name="ro1">
          <table:table-cell table:formula="of:=[.A10]+2" office:value-type="float" office:value="28" calcext:value-type="float">
            <text:p>28</text:p>
          </table:table-cell>
          <table:table-cell office:value-type="float" office:value="9.324" calcext:value-type="float">
            <text:p>9,324</text:p>
          </table:table-cell>
          <table:table-cell table:formula="of:=1/([.B11]*[.B11] - 9.045*9.045)*1000" office:value-type="float" office:value="195.123816793566" calcext:value-type="float">
            <text:p>195,1238167936</text:p>
          </table:table-cell>
          <table:table-cell/>
          <table:table-cell table:formula="of:=0.002*[.B11]*[.C11]*[.C11]/1000" office:value-type="float" office:value="0.709990970755899" calcext:value-type="float">
            <text:p>0,7099909708</text:p>
          </table:table-cell>
        </table:table-row>
        <table:table-row table:style-name="ro1">
          <table:table-cell table:formula="of:=[.A11]+2" office:value-type="float" office:value="30" calcext:value-type="float">
            <text:p>30</text:p>
          </table:table-cell>
          <table:table-cell office:value-type="float" office:value="9.281" calcext:value-type="float">
            <text:p>9,281</text:p>
          </table:table-cell>
          <table:table-cell table:formula="of:=1/([.B12]*[.B12] - 9.045*9.045)*1000" office:value-type="float" office:value="231.217294313719" calcext:value-type="float">
            <text:p>231,2172943137</text:p>
          </table:table-cell>
          <table:table-cell/>
          <table:table-cell table:formula="of:=0.002*[.B12]*[.C12]*[.C12]/1000" office:value-type="float" office:value="0.992351197116268" calcext:value-type="float">
            <text:p>0,9923511971</text:p>
          </table:table-cell>
        </table:table-row>
        <table:table-row table:style-name="ro1">
          <table:table-cell table:formula="of:=[.A12]+2" office:value-type="float" office:value="32" calcext:value-type="float">
            <text:p>32</text:p>
          </table:table-cell>
          <table:table-cell office:value-type="float" office:value="9.244" calcext:value-type="float">
            <text:p>9,244</text:p>
          </table:table-cell>
          <table:table-cell table:formula="of:=1/([.B13]*[.B13] - 9.045*9.045)*1000" office:value-type="float" office:value="274.762186458567" calcext:value-type="float">
            <text:p>274,7621864586</text:p>
          </table:table-cell>
          <table:table-cell/>
          <table:table-cell table:formula="of:=0.002*[.B13]*[.C13]*[.C13]/1000" office:value-type="float" office:value="1.39573786237931" calcext:value-type="float">
            <text:p>1,3957378624</text:p>
          </table:table-cell>
        </table:table-row>
        <table:table-row table:style-name="ro1">
          <table:table-cell table:formula="of:=[.A13]+2" office:value-type="float" office:value="34" calcext:value-type="float">
            <text:p>34</text:p>
          </table:table-cell>
          <table:table-cell office:value-type="float" office:value="9.22" calcext:value-type="float">
            <text:p>9,22</text:p>
          </table:table-cell>
          <table:table-cell table:formula="of:=1/([.B14]*[.B14] - 9.045*9.045)*1000" office:value-type="float" office:value="312.854405381095" calcext:value-type="float">
            <text:p>312,8544053811</text:p>
          </table:table-cell>
          <table:table-cell/>
          <table:table-cell table:formula="of:=0.002*[.B14]*[.C14]*[.C14]/1000" office:value-type="float" office:value="1.80486808813966" calcext:value-type="float">
            <text:p>1,8048680881</text:p>
          </table:table-cell>
        </table:table-row>
        <table:table-row table:style-name="ro1">
          <table:table-cell table:formula="of:=[.A14]+2" office:value-type="float" office:value="36" calcext:value-type="float">
            <text:p>36</text:p>
          </table:table-cell>
          <table:table-cell office:value-type="float" office:value="9.201" calcext:value-type="float">
            <text:p>9,201</text:p>
          </table:table-cell>
          <table:table-cell table:formula="of:=1/([.B15]*[.B15] - 9.045*9.045)*1000" office:value-type="float" office:value="351.323929094399" calcext:value-type="float">
            <text:p>351,3239290944</text:p>
          </table:table-cell>
          <table:table-cell/>
          <table:table-cell table:formula="of:=0.002*[.B15]*[.C15]*[.C15]/1000" office:value-type="float" office:value="2.27133131504591" calcext:value-type="float">
            <text:p>2,271331315</text:p>
          </table:table-cell>
        </table:table-row>
        <table:table-row table:style-name="ro1">
          <table:table-cell table:formula="of:=[.A15]+2" office:value-type="float" office:value="38" calcext:value-type="float">
            <text:p>38</text:p>
          </table:table-cell>
          <table:table-cell office:value-type="float" office:value="9.187" calcext:value-type="float">
            <text:p>9,187</text:p>
          </table:table-cell>
          <table:table-cell table:formula="of:=1/([.B16]*[.B16] - 9.045*9.045)*1000" office:value-type="float" office:value="386.257871935432" calcext:value-type="float">
            <text:p>386,2578719354</text:p>
          </table:table-cell>
          <table:table-cell/>
          <table:table-cell table:formula="of:=0.002*[.B16]*[.C16]*[.C16]/1000" office:value-type="float" office:value="2.741311569096" calcext:value-type="float">
            <text:p>2,7413115691</text:p>
          </table:table-cell>
        </table:table-row>
        <table:table-row table:style-name="ro1">
          <table:table-cell table:formula="of:=[.A16]+2" office:value-type="float" office:value="40" calcext:value-type="float">
            <text:p>40</text:p>
          </table:table-cell>
          <table:table-cell office:value-type="float" office:value="9.176" calcext:value-type="float">
            <text:p>9,176</text:p>
          </table:table-cell>
          <table:table-cell table:formula="of:=1/([.B17]*[.B17] - 9.045*9.045)*1000" office:value-type="float" office:value="418.944502840654" calcext:value-type="float">
            <text:p>418,9445028407</text:p>
          </table:table-cell>
          <table:table-cell/>
          <table:table-cell table:formula="of:=0.002*[.B17]*[.C17]*[.C17]/1000" office:value-type="float" office:value="3.22104203904131" calcext:value-type="float">
            <text:p>3,2210420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09:08:46.098156891</meta:creation-date>
    <dc:date>2018-09-22T22:08:48.575646149</dc:date>
    <meta:editing-duration>PT1H43M18S</meta:editing-duration>
    <meta:editing-cycles>4</meta:editing-cycles>
    <meta:generator>LibreOffice/5.1.6.2$Linux_X86_64 LibreOffice_project/10m0$Build-2</meta:generator>
    <meta:document-statistic meta:table-count="1" meta:cell-count="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0.744cm" svg:height="0.825cm" xlink:href=".." xlink:type="simple" chart:class="chart:scatter" chart:style-name="ch1">
        <chart:legend svg:x="0.352cm" svg:y="0.179cm" style:legend-expansion="custom" chartooo:width="0.392cm" chartooo:height="0.646cm" style:legend-expansion-aspect-ratio="0.606811145510836" chart:style-name="ch2"/>
        <chart:plot-area chart:style-name="ch3" table:cell-range-address="Лист1.B4:Лист1.C17" svg:x="0.014cm" svg:y="0.016cm" svg:width="0.716cm" svg:height="0.793cm">
          <chartooo:coordinate-region svg:x="0.492cm" svg:y="0.016cm" svg:width="0.238cm" svg:height="0.2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C4:Лист1.C17" chart:class="chart:scatter">
            <chart:domain table:cell-range-address="Лист1.B4:Лист1.B17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776">
                <text:p>10.776</text:p>
                <draw:g>
                  <svg:desc>Лист1.B4:Лист1.B17</svg:desc>
                </draw:g>
              </table:table-cell>
              <table:table-cell office:value-type="float" office:value="29.1458932955439">
                <text:p>29.1458932955439</text:p>
                <draw:g>
                  <svg:desc>Лист1.C4:Лист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677">
                <text:p>10.677</text:p>
              </table:table-cell>
              <table:table-cell office:value-type="float" office:value="31.0691156089248">
                <text:p>31.06911560892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491">
                <text:p>10.491</text:p>
              </table:table-cell>
              <table:table-cell office:value-type="float" office:value="35.399412992774">
                <text:p>35.399412992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191">
                <text:p>10.191</text:p>
              </table:table-cell>
              <table:table-cell office:value-type="float" office:value="45.3628794468777">
                <text:p>45.36287944687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787">
                <text:p>9.787</text:p>
              </table:table-cell>
              <table:table-cell office:value-type="float" office:value="71.5648308665413">
                <text:p>71.56483086654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53">
                <text:p>9.53</text:p>
              </table:table-cell>
              <table:table-cell office:value-type="float" office:value="111.001651149561">
                <text:p>111.0016511495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393">
                <text:p>9.393</text:p>
              </table:table-cell>
              <table:table-cell office:value-type="float" office:value="155.850049809676">
                <text:p>155.8500498096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324">
                <text:p>9.324</text:p>
              </table:table-cell>
              <table:table-cell office:value-type="float" office:value="195.123816793566">
                <text:p>195.1238167935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281">
                <text:p>9.281</text:p>
              </table:table-cell>
              <table:table-cell office:value-type="float" office:value="231.217294313719">
                <text:p>231.2172943137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244">
                <text:p>9.244</text:p>
              </table:table-cell>
              <table:table-cell office:value-type="float" office:value="274.762186458567">
                <text:p>274.7621864585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22">
                <text:p>9.22</text:p>
              </table:table-cell>
              <table:table-cell office:value-type="float" office:value="312.854405381095">
                <text:p>312.8544053810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201">
                <text:p>9.201</text:p>
              </table:table-cell>
              <table:table-cell office:value-type="float" office:value="351.323929094399">
                <text:p>351.3239290943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187">
                <text:p>9.187</text:p>
              </table:table-cell>
              <table:table-cell office:value-type="float" office:value="386.257871935432">
                <text:p>386.2578719354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176">
                <text:p>9.176</text:p>
              </table:table-cell>
              <table:table-cell office:value-type="float" office:value="418.944502840654">
                <text:p>418.9445028406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